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T1" style:family="text">
      <style:text-properties officeooo:rsid="001058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&amp;R:</text:p>
      <text:p text:style-name="Standard"/>
      <text:p text:style-name="Standard">C-ben a ; utasításlezáró szimbólum. Utasítás blokkot {} kapcsos zárójelek közé rakunk és a záró zárójel után nincs ; .</text:p>
      <text:p text:style-name="Standard"/>
      <text:list xml:id="list227786978" text:style-name="L1">
        <text:list-item>
          <text:p text:style-name="P1">If-else: </text:p>
        </text:list-item>
      </text:list>
      <text:p text:style-name="Standard">Döntés, választás leírása. Ha a feltétel igaz,akkor lefut a folyamat,ha hamis,akkor,ha nincs megadva else ág,nem fut le a kódrészlet,ha van else,akkor az elseben meghatározott utasítást hajtja végre.</text:p>
      <text:p text:style-name="Standard"/>
      <text:list xml:id="list37208631" text:style-name="L2">
        <text:list-item>
          <text:p text:style-name="P2">Else if:</text:p>
        </text:list-item>
      </text:list>
      <text:p text:style-name="Standard">Többszörös elágazás. Sorban a kifejezések kiértékelése. Ha az egyik kifejezés igaz,akkor azt az utasítást végrehajtja és vége a láncnak.</text:p>
      <text:p text:style-name="Standard"/>
      <text:list xml:id="list273064027" text:style-name="L3">
        <text:list-item>
          <text:p text:style-name="P3">Switch: </text:p>
        </text:list-item>
      </text:list>
      <text:p text:style-name="Standard">Többirányú programelágazást segíti. Lényege,hogy megadunk egy vizsgálandó értéket, és ha valamelyik érték megegyezik vele,akkor az ahhoz az értékhez tartozó utasítást hajtja végre. Ha nagyon sok értéket,akarunk vizsgálni,akkor édemesebb a switch az else if helyett. Case=eset,különbözniük kell egymástól, ezeket hasonlítja össze a vizsgálandó értékünkkel. Ha megtaláltuk a megfelelő case-t akkor break/return paranccsal meg kell szakítani a láncot,mert,ha nem lépünk ki a láncon végigmegy a vizsgálat és ez lassítja a haladást. <text:s/>Default: ha egyik case sem egyezik,akkor a defaultban meghatározott utasítást hajtja végre. A default elhagyható.</text:p>
      <text:p text:style-name="Standard"/>
      <text:list xml:id="list1195528152" text:style-name="L4">
        <text:list-item>
          <text:p text:style-name="P4">While és for:</text:p>
        </text:list-item>
      </text:list>
      <text:p text:style-name="Standard">Kifejezés/feltétel kiértékelése, ha igaz ( nem nulla),akkor végrehajtódik az utasítás és újra kiértékeli az utasítást,ezt addig,amig a kifejezés 0,azaz hamis nem lesz,ekkor a végrehajtás végetér. For ciklus: ciklusvezérlő műveletekre érdemes felhasználni. Számláló ciklus. Atoi függvény: egy kapott karakterláncot átalakít numerikus értékké. </text:p>
      <text:p text:style-name="Standard"/>
      <text:list xml:id="list2447465163" text:style-name="L5">
        <text:list-item>
          <text:p text:style-name="P5">Do-while:</text:p>
        </text:list-item>
      </text:list>
      <text:p text:style-name="Standard">A kifejezést a ciklus végén vizsgálja,így az utasítások 1x mindenképp végrehajtódnak.</text:p>
      <text:p text:style-name="Standard"/>
      <text:list xml:id="list2692121219" text:style-name="L6">
        <text:list-item>
          <text:p text:style-name="P6">Break:</text:p>
        </text:list-item>
      </text:list>
      <text:p text:style-name="Standard">Segítségével ki lehet ugrani a for,while és do ciklusból és a switch-ből. Az utasítás hatására a vezérlés kilép a legbelső zárt ciklusból.</text:p>
      <text:p text:style-name="Standard"/>
      <text:list xml:id="list3463287434" text:style-name="L7">
        <text:list-item>
          <text:p text:style-name="P7">Continue:</text:p>
        </text:list-item>
      </text:list>
      <text:p text:style-name="Standard">Ciklusok: for, while, do</text:p>
      <text:p text:style-name="Standard">A continue utasítást tartlamazó ciklus következő iterációjának megkezdését idézi elő.</text:p>
      <text:p text:style-name="Standard"/>
      <text:list xml:id="list1516238183" text:style-name="L8">
        <text:list-item>
          <text:p text:style-name="P8">Goto:</text:p>
        </text:list-item>
      </text:list>
      <text:p text:style-name="Standard">Egyszerre két egymásba ágyazott ciklusból is ki tudunk lépni ezzel az utasítással.</text:p>
      <text:p text:style-name="Standard"/>
      <text:p text:style-name="Standard">Utasítások alakja általában "kifejezés;".</text:p>
      <text:p text:style-name="Standard"/>
      <text:list xml:id="list2062240543" text:style-name="L9">
        <text:list-item>
          <text:p text:style-name="P9">Összetett utasítás: {utasítás blokk}</text:p>
        </text:list-item>
      </text:list>
      <text:p text:style-name="Standard"/>
      <text:list xml:id="list113528837902850" text:continue-numbering="true" text:style-name="L9">
        <text:list-item>
          <text:p text:style-name="P9">Feltételes utasítás: </text:p>
        </text:list-item>
      </text:list>
      <text:p text:style-name="Standard">if (kifejezés)</text:p>
      <text:p text:style-name="Standard"><text:tab/>utasítás</text:p>
      <text:p text:style-name="Standard">if (kifejezés) utasítás<text:tab/></text:p>
      <text:p text:style-name="Standard"><text:tab/>else utasítás</text:p>
      <text:p text:style-name="Standard"/>
      <text:p text:style-name="Standard"><text:soft-page-break/>While:</text:p>
      <text:p text:style-name="Standard">while (kifejezés)</text:p>
      <text:p text:style-name="Standard"><text:tab/>utasítás</text:p>
      <text:p text:style-name="Standard"/>
      <text:p text:style-name="Standard">Do:</text:p>
      <text:p text:style-name="Standard">do</text:p>
      <text:p text:style-name="Standard"><text:tab/>utasítás</text:p>
      <text:p text:style-name="Standard">while (kifejezés);</text:p>
      <text:p text:style-name="Standard"/>
      <text:p text:style-name="Standard">For:</text:p>
      <text:p text:style-name="Standard">for (1._kifejezésopc; 2._kifejezésopc; 3._kifejezésopc) </text:p>
      <text:p text:style-name="Standard"><text:tab/>utasítás</text:p>
      <text:p text:style-name="Standard"/>
      <text:p text:style-name="Standard">Switch:</text:p>
      <text:p text:style-name="Standard">switch(kifejezés)</text:p>
      <text:p text:style-name="Standard">utasítás</text:p>
      <text:p text:style-name="Standard">case állandó_kifejezés:</text:p>
      <text:p text:style-name="Standard">default:</text:p>
      <text:p text:style-name="Standard"/>
      <text:p text:style-name="Standard">Break:</text:p>
      <text:p text:style-name="Standard">break;</text:p>
      <text:p text:style-name="Standard"/>
      <text:p text:style-name="Standard">Continue:</text:p>
      <text:p text:style-name="Standard">continue;</text:p>
      <text:p text:style-name="Standard"/>
      <text:p text:style-name="Standard">Return:</text:p>
      <text:p text:style-name="Standard"/>
      <text:p text:style-name="Standard">return;</text:p>
      <text:p text:style-name="Standard">return kifejezés;</text:p>
      <text:p text:style-name="Standard"/>
      <text:p text:style-name="Standard">Goto:</text:p>
      <text:p text:style-name="Standard"/>
      <text:p text:style-name="Standard">goto azonosító;</text:p>
      <text:p text:style-name="Standard"/>
      <text:p text:style-name="Standard">Címkézett és nulla utasítás:</text:p>
      <text:p text:style-name="Standard">azonosító:</text:p>
      <text:p text:style-name="Standard"/>
      <text:p text:style-name="Standard">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1:28:21.451882282</meta:creation-date>
    <dc:date>2019-03-27T11:35:27.294218976</dc:date>
    <meta:editing-duration>PT7M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53" meta:word-count="328" meta:character-count="2407" meta:non-whitespace-character-count="2130"/>
  </office:meta>
</office:document-meta>
</file>